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820aa" officeooo:paragraph-rsid="001820aa" style:font-size-asian="20pt" style:font-size-complex="20pt"/>
    </style:style>
    <style:style style:name="P2" style:family="paragraph" style:parent-style-name="Standard">
      <style:text-properties fo:color="#c9211e" loext:opacity="100%" fo:font-size="12pt" officeooo:rsid="001820aa" officeooo:paragraph-rsid="001820aa" style:font-size-asian="10.5pt" style:font-size-complex="12pt"/>
    </style:style>
    <style:style style:name="P3" style:family="paragraph" style:parent-style-name="Standard">
      <style:text-properties fo:color="#000000" loext:opacity="100%" fo:font-size="12pt" officeooo:rsid="001820aa" officeooo:paragraph-rsid="001820aa" style:font-size-asian="12pt" style:font-size-complex="12pt"/>
    </style:style>
    <style:style style:name="P4" style:family="paragraph" style:parent-style-name="Standard">
      <style:text-properties fo:color="#000000" loext:opacity="100%" fo:font-size="12pt" officeooo:rsid="001820aa" officeooo:paragraph-rsid="001820aa" style:font-size-asian="10.5pt" style:font-size-complex="12pt"/>
    </style:style>
    <style:style style:name="P5" style:family="paragraph" style:parent-style-name="Standard">
      <style:text-properties fo:font-size="12pt" officeooo:rsid="001820aa" officeooo:paragraph-rsid="001820aa" style:font-size-asian="10.5pt" style:font-size-complex="12pt"/>
    </style:style>
    <style:style style:name="P6" style:family="paragraph" style:parent-style-name="Standard">
      <style:text-properties fo:font-size="12pt" officeooo:rsid="001960dc" officeooo:paragraph-rsid="001960dc" style:font-size-asian="10.5pt" style:font-size-complex="12pt"/>
    </style:style>
    <style:style style:name="T1" style:family="text">
      <style:text-properties officeooo:rsid="001960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cial Engineering: Credential Harvesting</text:p>
      <text:p text:style-name="P1"/>
      <text:p text:style-name="P3">Start the Social Engineering Toolkit (SET)</text:p>
      <text:p text:style-name="P1"/>
      <text:p text:style-name="P2">cd ~/social-engineer-toolkit</text:p>
      <text:p text:style-name="P2"/>
      <text:p text:style-name="P2">./setoolkit</text:p>
      <text:p text:style-name="P5"/>
      <text:p text:style-name="P4">Select ‘Social Engineering Attacks’</text:p>
      <text:p text:style-name="P5"/>
      <text:p text:style-name="P5">Select ‘Website Attack Vectors’</text:p>
      <text:p text:style-name="P5"/>
      <text:p text:style-name="P5">Select ‘Credential Harvester Attack Method’</text:p>
      <text:p text:style-name="P5"/>
      <text:p text:style-name="P5">Select ‘Custom Import’</text:p>
      <text:p text:style-name="P5"/>
      <text:p text:style-name="P5">At this point, find a page that you want to harvest credentials from, for example the facebook.com login page. Go to this page on <text:span text:style-name="T1">your web browser, right click, and select ‘Save As’. Save the file as ‘index.html’ into the home folder.</text:span></text:p>
      <text:p text:style-name="P5"/>
      <text:p text:style-name="P6">Type in your device’s ip address</text:p>
      <text:p text:style-name="P6"/>
      <text:p text:style-name="P6">Type in the path to the folder that ‘index.html’ is stored in</text:p>
      <text:p text:style-name="P6"/>
      <text:p text:style-name="P6">Select ‘Copy just the Index.html’</text:p>
      <text:p text:style-name="P6"/>
      <text:p text:style-name="P6">Type in the URL of the page that the Index.html is based off</text:p>
      <text:p text:style-name="P6"/>
      <text:p text:style-name="P6">Pick up a device, e.g. your phone, and type in your device’s ip address. This will bring you to a login page. Use social engineering to get someone to type their credentials into the login page, and the results will be fed back to your terminal window. 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3T16:58:55.038466939</meta:creation-date>
    <dc:date>2021-02-23T17:16:35.674197715</dc:date>
    <meta:editing-duration>PT7M20S</meta:editing-duration>
    <meta:editing-cycles>1</meta:editing-cycles>
    <meta:document-statistic meta:table-count="0" meta:image-count="0" meta:object-count="0" meta:page-count="1" meta:paragraph-count="14" meta:word-count="154" meta:character-count="926" meta:non-whitespace-character-count="785"/>
    <meta:generator>LibreOffice/7.0.3.1$Linux_X86_64 LibreOffice_project/00$Build-1</meta:generator>
  </office:meta>
</office:document-meta>
</file>